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style:text-position="0% 100%" fo:font-family="'Courier New'" style:font-style-name="Italic" style:font-family-generic="modern" style:font-pitch="fixed"/>
    </style:style>
    <style:style style:name="T2" style:family="text">
      <style:text-properties style:text-position="0% 100%" fo:font-family="Arial" style:font-style-name="Italic" style:font-family-generic="swiss" style:font-pitch="variable"/>
    </style:style>
    <style:style style:name="T3" style:family="text">
      <style:text-properties fo:font-family="'Courier New'" style:font-style-name="Italic" style:font-family-generic="modern" style:font-pitch="fixed"/>
    </style:style>
    <style:style style:name="T4" style:family="text">
      <style:text-properties fo:font-family="'Courier New'" style:font-style-name="Italic" style:font-family-generic="modern" style:font-pitch="fixed"/>
    </style:style>
    <style:style style:name="T5" style:family="text">
      <style:text-properties fo:font-family="Arial" style:font-style-name="Italic" style:font-family-generic="swiss" style:font-pitch="variable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8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9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cketry Mockery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or</text:p>
            <text:p text:style-name="P1"/>
            <text:p text:style-name="P1">POSIX Sockets and Boost:</text:p>
            <text:p text:style-name="P1">What Do They Look Like?</text:p>
            <text:p text:style-name="P1">Can We Mock Them??</text:p>
            <text:p text:style-name="P1">Let's Find Out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st sockets</text:p>
          </draw:text-box>
        </draw:frame>
        <draw:frame presentation:style-name="pr5" draw:layer="layout" svg:width="25.199cm" svg:height="14.008cm" svg:x="1.4cm" svg:y="4.914cm" presentation:class="outline" presentation:user-transformed="true">
          <draw:text-box>
            <text:list text:style-name="L3">
              <text:list-item>
                <text:p>Part of a huge modern C++ framework</text:p>
              </text:list-item>
              <text:list-item>
                <text:p>Strongly typed: static protocol details</text:p>
                <text:list>
                  <text:list-header>
                    <text:p>PRO: hard to do something unexpected</text:p>
                    <text:p>CON: hard to do something unexpected</text:p>
                  </text:list-header>
                </text:list>
              </text:list-item>
              <text:list-item>
                <text:p>Generic operations are templates</text:p>
                <text:list>
                  <text:list-header>
                    <text:p><text:span text:style-name="T1">read(socket, buffer);</text:span></text:p>
                  </text:list-header>
                </text:list>
              </text:list-item>
              <text:list-item>
                <text:p><text:span text:style-name="T2">Special operations are members</text:span></text:p>
                <text:list>
                  <text:list-header>
                    <text:p><text:span text:style-name="T1">tcp_socket.connect(address);</text:span></text:p>
                    <text:p><text:span text:style-name="T1">udp_socket.send_to(buffer, address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st examp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 class to manage a service connection</text:p>
                <text:list>
                  <text:list-header>
                    <text:p><text:span text:style-name="T3">class connection {</text:span></text:p>
                    <text:p><text:span text:style-name="T3">public:</text:span></text:p>
                    <text:p><text:span text:style-name="T3"><text:s text:c="4"/></text:span><text:span text:style-name="T3">connection(ip::tcp::socket&amp;&amp;);</text:span></text:p>
                    <text:p><text:span text:style-name="T3"><text:s text:c="5"/></text:span><text:span text:style-name="T3">// public API...</text:span></text:p>
                    <text:p><text:span text:style-name="T3">private:</text:span></text:p>
                    <text:p><text:span text:style-name="T4"><text:s text:c="4"/></text:span><text:span text:style-name="T4">ip::tcp::socket socket;</text:span></text:p>
                    <text:p><text:span text:style-name="T3"><text:s text:c="4"/></text:span><text:span text:style-name="T3">// private gubbins...</text:span></text:p>
                    <text:p><text:span text:style-name="T3">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st example (usag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ake a “client” connection:</text:p>
                <text:list>
                  <text:list-header>
                    <text:p><text:span text:style-name="T3">socket.connect(address);</text:span></text:p>
                    <text:p><text:span text:style-name="T3">connection c(std::move(socket));</text:span></text:p>
                  </text:list-header>
                </text:list>
              </text:list-item>
              <text:list-item>
                <text:p><text:span text:style-name="T5">Make a “server” connection:</text:span></text:p>
                <text:list>
                  <text:list-header>
                    <text:p><text:span text:style-name="T6">acceptor.accept(socket);</text:span></text:p>
                    <text:p><text:span text:style-name="T6">connection c(std::move(socket));</text:span></text:p>
                  </text:list-header>
                </text:list>
              </text:list-item>
              <text:list-item>
                <text:p><text:span text:style-name="T5">Lovely! Now how do we test it?</text:span></text:p>
                <text:list>
                  <text:list-item>
                    <text:p><text:span text:style-name="T5">Unit tests shouldn't use a network.</text:span></text:p>
                  </text:list-item>
                  <text:list-item>
                    <text:p><text:span text:style-name="T5">How about a local domain socket pair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st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ock a network socket using local sockets?</text:p>
                <text:list>
                  <text:list-header>
                    <text:p><text:span text:style-name="T6">local::stream_protocol::socket s1;</text:span></text:p>
                    <text:p><text:span text:style-name="T6">local::stream_protocol::socket s2;</text:span></text:p>
                    <text:p><text:span text:style-name="T6">local::connect_pair(s1, s2);</text:span></text:p>
                    <text:p><text:span text:style-name="T6">connection c(std::move(s1)); // NOPE!</text:span></text:p>
                  </text:list-header>
                </text:list>
              </text:list-item>
              <text:list-item>
                <text:p><text:span text:style-name="T5">Protocol details are specified by socket type.</text:span></text:p>
              </text:list-item>
              <text:list-item>
                <text:p><text:span text:style-name="T5">Need to allow different static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oost solution</text:p>
          </draw:text-box>
        </draw:frame>
        <draw:frame presentation:style-name="pr5" draw:layer="layout" svg:width="25.199cm" svg:height="14.524cm" svg:x="1.4cm" svg:y="4.914cm" presentation:class="outline" presentation:user-transformed="true">
          <draw:text-box>
            <text:list text:style-name="L3">
              <text:list-item>
                <text:p>Templates everywhere:</text:p>
                <text:list>
                  <text:list-header>
                    <text:p><text:span text:style-name="T4">template &lt;class Socket&gt;</text:span></text:p>
                    <text:p><text:span text:style-name="T4">class connection {</text:span></text:p>
                    <text:p><text:span text:style-name="T4">public:</text:span></text:p>
                    <text:p><text:span text:style-name="T4"><text:s text:c="4"/></text:span><text:span text:style-name="T4">connection(Socket&amp;&amp;);</text:span></text:p>
                    <text:p><text:span text:style-name="T4"><text:s text:c="5"/></text:span><text:span text:style-name="T4">// public API (all templates)</text:span></text:p>
                    <text:p><text:span text:style-name="T4">private:</text:span></text:p>
                    <text:p><text:span text:style-name="T4"><text:s text:c="4"/></text:span><text:span text:style-name="T4">Socket socket;</text:span></text:p>
                    <text:p><text:span text:style-name="T4"><text:s text:c="4"/></text:span><text:span text:style-name="T4">// private gubbins (all templates)</text:span></text:p>
                    <text:p><text:span text:style-name="T4">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X sockets</text:p>
          </draw:text-box>
        </draw:frame>
        <draw:frame presentation:style-name="pr5" draw:layer="layout" svg:width="25.199cm" svg:height="13.974cm" svg:x="1.4cm" svg:y="4.914cm" presentation:class="outline" presentation:user-transformed="true">
          <draw:text-box>
            <text:list text:style-name="L3">
              <text:list-item>
                <text:p>Old-school system-level C API</text:p>
              </text:list-item>
              <text:list-item>
                <text:p>Weak typing - “everything is a file”</text:p>
              </text:list-item>
              <text:list-item>
                <text:p>Integer handles </text:p>
                <text:list>
                  <text:list-item>
                    <text:p>analogous to raw pointers, need taming</text:p>
                  </text:list-item>
                </text:list>
              </text:list-item>
              <text:list-item>
                <text:p>No type-checking:</text:p>
                <text:list>
                  <text:list-header>
                    <text:p><text:span text:style-name="T3">read(socket, buffer, size);</text:span></text:p>
                    <text:p><text:span text:style-name="T3">read(file, buffer, size);</text:span></text:p>
                    <text:p><text:span text:style-name="T3">sendto(udp_socket, …);</text:span></text:p>
                    <text:p><text:span text:style-name="T3">sendto(file, …); // Whoops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X taming</text:p>
          </draw:text-box>
        </draw:frame>
        <draw:frame presentation:style-name="pr5" draw:layer="layout" svg:width="25.199cm" svg:height="14.524cm" svg:x="1.4cm" svg:y="4.914cm" presentation:class="outline" presentation:user-transformed="true">
          <draw:text-box>
            <text:list text:style-name="L3">
              <text:list-item>
                <text:p>Movable resource management class</text:p>
                <text:list>
                  <text:list-header>
                    <text:p><text:span text:style-name="T3">class descriptor {</text:span></text:p>
                    <text:p><text:span text:style-name="T3">public:</text:span></text:p>
                    <text:p><text:span text:style-name="T3"><text:s text:c="2"/></text:span><text:span text:style-name="T3">descriptor(int fd);</text:span></text:p>
                    <text:p><text:span text:style-name="T3"><text:s text:c="2"/></text:span><text:span text:style-name="T3">~descriptor(); // close if open</text:span></text:p>
                    <text:p><text:span text:style-name="T3"><text:s text:c="2"/></text:span><text:span text:style-name="T3">descriptor(descriptor &amp;&amp;);</text:span></text:p>
                    <text:p><text:span text:style-name="T3"><text:s text:c="2"/></text:span><text:span text:style-name="T3">descriptor &amp;operator=(descriptor&amp;&amp;);</text:span></text:p>
                    <text:p><text:span text:style-name="T3">private:</text:span></text:p>
                    <text:p><text:span text:style-name="T3"><text:s text:c="2"/></text:span><text:span text:style-name="T3">int fd;</text:span></text:p>
                    <text:p><text:span text:style-name="T3">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1.037cm" presentation:class="title" presentation:user-transformed="true">
          <draw:text-box>
            <text:p>POSIX examp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 class to manage a service connection</text:p>
                <text:list>
                  <text:list-header>
                    <text:p><text:span text:style-name="T3">class connection {</text:span></text:p>
                    <text:p><text:span text:style-name="T3">public:</text:span></text:p>
                    <text:p><text:span text:style-name="T3"><text:s text:c="4"/></text:span><text:span text:style-name="T3">connection(descriptor &amp;&amp;);</text:span></text:p>
                    <text:p><text:span text:style-name="T3"><text:s text:c="5"/></text:span><text:span text:style-name="T3">// public API...</text:span></text:p>
                    <text:p><text:span text:style-name="T3">private:</text:span></text:p>
                    <text:p><text:span text:style-name="T4"><text:s text:c="4"/></text:span><text:span text:style-name="T4">descriptor socket;</text:span></text:p>
                    <text:p><text:span text:style-name="T3"><text:s text:c="4"/></text:span><text:span text:style-name="T3">// private gubbins...</text:span></text:p>
                    <text:p><text:span text:style-name="T3">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X example (usag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ake a “client” connection:</text:p>
                <text:list>
                  <text:list-header>
                    <text:p><text:span text:style-name="T3">connection c(connect(address));</text:span></text:p>
                  </text:list-header>
                </text:list>
              </text:list-item>
              <text:list-item>
                <text:p><text:span text:style-name="T5">Make a “server” connection:</text:span></text:p>
                <text:list>
                  <text:list-header>
                    <text:p><text:span text:style-name="T6">connection c(accept(listener));</text:span></text:p>
                  </text:list-header>
                </text:list>
              </text:list-item>
              <text:list-item>
                <text:p><text:span text:style-name="T5">Test with a local domain socket pair</text:span></text:p>
                <text:list>
                  <text:list-header>
                    <text:p><text:span text:style-name="T3">local_pair sockets;</text:span></text:p>
                    <text:p><text:span text:style-name="T3">connection c(std::move(sockets[0]));</text:span></text:p>
                    <text:p><text:span text:style-name="T3">descriptor &amp; tester = sockets[1];</text:span></text:p>
                  </text:list-header>
                </text:list>
              </text:list-item>
              <text:list-item>
                <text:p><text:span text:style-name="T5">Lovely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nsion between type safety and testability</text:p>
              </text:list-item>
              <text:list-item>
                <text:p>There's more than one way to resolve it</text:p>
                <text:list>
                  <text:list-item>
                    <text:p>Template proliferation <text:span text:style-name="T7">á</text:span><text:span text:style-name="T8"> la Boost</text:span></text:p>
                  </text:list-item>
                  <text:list-item>
                    <text:p>Loss of type checking <text:span text:style-name="T9">á</text:span><text:span text:style-name="T10"> la POSIX</text:span></text:p>
                  </text:list-item>
                  <text:list-item>
                    <text:p>Runtime polymorphism, type erasure, ...</text:p>
                  </text:list-item>
                </text:list>
              </text:list-item>
              <text:list-item>
                <text:p>Finding a good solution needs judgement</text:p>
              </text:list-item>
              <text:list-item>
                <text:p>Use Your Brai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7T09:15:14.80</meta:creation-date>
    <meta:editing-duration>PT38M2S</meta:editing-duration>
    <meta:editing-cycles>3</meta:editing-cycles>
    <dc:date>2017-04-27T13:25:46.63</dc:date>
    <meta:generator>OpenOffice/4.1.3$Win32 OpenOffice.org_project/413m1$Build-9783</meta:generator>
    <meta:document-statistic meta:object-count="65"/>
  </office:meta>
</office:document-meta>
</file>